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ProfileModifier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BaseProfileModifier( 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ProfileModifier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setFactor( long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ge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ProfileModifier.BaseProfile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ProfileModifier.ge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setInfo(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incremen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Modifier.setSecret( byte [ ] sec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